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56f" officeooo:paragraph-rsid="0019f56f"/>
    </style:style>
    <style:style style:name="P2" style:family="paragraph" style:parent-style-name="Standard">
      <style:text-properties officeooo:rsid="0019f56f" officeooo:paragraph-rsid="001b6a96"/>
    </style:style>
    <style:style style:name="P3" style:family="paragraph" style:parent-style-name="Standard">
      <style:text-properties fo:font-style="normal" officeooo:rsid="0019f56f" officeooo:paragraph-rsid="0019f56f" style:font-style-asian="normal" style:font-style-complex="normal"/>
    </style:style>
    <style:style style:name="P4" style:family="paragraph" style:parent-style-name="Standard">
      <style:text-properties fo:font-style="normal" officeooo:rsid="0019f56f" officeooo:paragraph-rsid="001b6a96" style:font-style-asian="normal" style:font-style-complex="normal"/>
    </style:style>
    <style:style style:name="P5" style:family="paragraph" style:parent-style-name="Standard">
      <style:text-properties fo:font-style="normal" fo:font-weight="normal" officeooo:rsid="0019f56f" officeooo:paragraph-rsid="0019f56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19f56f" officeooo:paragraph-rsid="0019f56f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italic" fo:font-weight="normal" officeooo:rsid="0019f56f" officeooo:paragraph-rsid="0019f56f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rsid="001b6a96" officeooo:paragraph-rsid="001b6a96"/>
    </style:style>
    <style:style style:name="P9" style:family="paragraph" style:parent-style-name="Standard">
      <style:text-properties fo:font-style="italic" officeooo:rsid="001b6a96" officeooo:paragraph-rsid="001b6a96" style:font-style-asian="italic" style:font-style-complex="italic"/>
    </style:style>
    <style:style style:name="P10" style:family="paragraph" style:parent-style-name="Standard">
      <style:text-properties fo:font-style="italic" fo:font-weight="normal" officeooo:rsid="001ba7ec" officeooo:paragraph-rsid="001b6a9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e4448" officeooo:paragraph-rsid="001e4448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f7dd0" officeooo:paragraph-rsid="001f7dd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normal" fo:font-weight="bold" officeooo:rsid="0021ec04" officeooo:paragraph-rsid="0021ec04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6a96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b6a96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b6a96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a7ec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ba7ec"/>
    </style:style>
    <style:style style:name="T11" style:family="text">
      <style:text-properties officeooo:rsid="001e0494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d953d"/>
    </style:style>
    <style:style style:name="T14" style:family="text">
      <style:text-properties style:text-underline-style="solid" style:text-underline-width="auto" style:text-underline-color="font-color" officeooo:rsid="001f7dd0"/>
    </style:style>
    <style:style style:name="T15" style:family="text">
      <style:text-properties officeooo:rsid="001f7d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WHERE</text:span> – Cláusula do comando SQL que nos permite adicionar uma condição</text:p>
      <text:p text:style-name="P1"><text:tab/><text:span text:style-name="T1">Importante já que é com ela que definimos onde vamos fazer a alteração, ao invés <text:tab/><text:tab/>de alterar a database inteira por exemplo.</text:span></text:p>
      <text:p text:style-name="P3"/>
      <text:p text:style-name="P6">CONSTRAINTS</text:p>
      <text:p text:style-name="P5"><text:tab/>São utilizadas para especificar as regras de dados em uma tabela.</text:p>
      <text:p text:style-name="P5"><text:tab/>Limitam os tipos de dados que podem ser armazenados, garantem a consistência dos dados e <text:tab/>em caso de qualquer violação de uma regra definida, a operação será abortada e uma <text:tab/>exceção lançada.</text:p>
      <text:p text:style-name="P5"/>
      <text:p text:style-name="P2"><text:span text:style-name="T1"><text:tab/></text:span><text:span text:style-name="T2">Pode ser de nível de coluna ou de tabela.</text:span></text:p>
      <text:p text:style-name="P2"><text:span text:style-name="T2"/></text:p>
      <text:p text:style-name="P8"><text:span text:style-name="T1"><text:tab/></text:span><text:span text:style-name="T8">Tipos mais comúns de constraints:</text:span></text:p>
      <text:p text:style-name="P9"><text:tab/>- NOT NULL (Valores não núlos)</text:p>
      <text:p text:style-name="P9"><text:tab/>- UNIQUE (Valores únicos)</text:p>
      <text:p text:style-name="P4"><text:span text:style-name="T4"><text:tab/>-</text:span><text:span text:style-name="T3"> </text:span><text:span text:style-name="T6">PRIMARY KEY </text:span><text:span text:style-name="T7">(Valores únicos auto-incrementados)</text:span></text:p>
      <text:p text:style-name="P4"><text:span text:style-name="T6"><text:tab/>- FOREIGN KEY </text:span><text:span text:style-name="T7">(Prevenir que ações removam links entre tabelas)</text:span></text:p>
      <text:p text:style-name="P10"><text:tab/>-CHECK (Busca garantir que valores de uma coluna satisfaçam a uma condição específica)</text:p>
      <text:p text:style-name="P10"><text:tab/>-DEFAULT (Define um valor padrão caso não informado no INSERT)<text:line-break/><text:tab/>-CREATE INDEX (</text:p>
      <text:p text:style-name="P6"/>
      <text:p text:style-name="P6"/>
      <text:p text:style-name="P6"><text:tab/><text:span text:style-name="T12">PK → Primary Key</text:span></text:p>
      <text:p text:style-name="P7"><text:tab/>-Responsável por garantir a unicidade do registro em uma tabela.</text:p>
      <text:p text:style-name="P7"><text:tab/>Registro é o conjunto de dados contidos nas colunas de uma tabela da database, também <text:tab/>chamado de TUPLA.</text:p>
      <text:p text:style-name="P7"><text:tab/>Uma tabela pode conter apenas uma chave primária (<text:span text:style-name="T10">PRIMARY KEY</text:span>/PK), e ela pode ser <text:tab/>SIMPLES ou COMPOSTA.</text:p>
      <text:p text:style-name="P7"/>
      <text:p text:style-name="P6"><text:tab/><text:span text:style-name="T13">FK</text:span><text:span text:style-name="T12"> → </text:span><text:span text:style-name="T13">Foreign Key </text:span><text:span text:style-name="T14">(Padrão é null)</text:span></text:p>
      <text:p text:style-name="P7"><text:tab/>-É <text:span text:style-name="T11">um campo ou um conjunto de colunas em uma tabela que fazem referência a uma PK de <text:tab/>uma tabela externa.</text:span></text:p>
      <text:p text:style-name="P7"><text:tab/><text:span text:style-name="T11">Uma tabela com uma FK também é chamada de tabela filha, e a tabela com a PK específica <text:tab/>é chamada de pai ou mãe. (parent/root/master também.)</text:span></text:p>
      <text:p text:style-name="P7"/>
      <text:p text:style-name="P11">Os relacionamentos entre Entidadesse dão através de uma especificação de CARDINALIDADE, que podem ser:</text:p>
      <text:p text:style-name="P11"><text:tab/>1:1 → Um pra um</text:p>
      <text:p text:style-name="P11"><text:tab/><text:span text:style-name="T15">1:N → Um pra N (vários)</text:span></text:p>
      <text:p text:style-name="P12"><text:tab/>N:1 → <text:s/>N (vários) pra um</text:p>
      <text:p text:style-name="P12"><text:tab/>N:N → N (vários) pra N</text:p>
      <text:p text:style-name="P12"/>
      <text:p text:style-name="P13">ATIVIDADE:</text:p>
      <text:p text:style-name="P13"><text:span text:style-name="T5">Uma imobiliária precisa de um banco de dados para armazenar informações de seu acervo de imóveis.</text:span></text:p>
      <text:p text:style-name="P13"><text:span text:style-name="T5">Para isso, é preciso organizar os dados dos itens, classificando-os por categoria (Apartamentos, Casas, Sítios), tipo de localidade (Rural ou Urbana) e tipo de negócio (Locação ou Venda).</text:span></text:p>
      <text:p text:style-name="P13"><text:span text:style-name="T5"/></text:p>
      <text:p text:style-name="P13"><text:span text:style-name="T5">Os itens devem possuir os seguintes dados:</text:span></text:p>
      <text:p text:style-name="P13"><text:span text:style-name="T5">→ Nome, descrição, valor, número de cômodos e também uma listagem de imagens. Elabore um modelo de Entidade-Relacionamento que atenda este requisito desenhando um diagrama ilustrativo e escrevendo o seu respectivo script .SQL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9:20:10.613231812</meta:creation-date>
    <dc:date>2024-03-12T21:54:23.607175545</dc:date>
    <meta:editing-duration>PT2H12M17S</meta:editing-duration>
    <meta:editing-cycles>8</meta:editing-cycles>
    <meta:generator>LibreOffice/7.6.5.2$Linux_X86_64 LibreOffice_project/60$Build-2</meta:generator>
    <meta:document-statistic meta:table-count="0" meta:image-count="0" meta:object-count="0" meta:page-count="1" meta:paragraph-count="30" meta:word-count="368" meta:character-count="2201" meta:non-whitespace-character-count="1830"/>
  </office:meta>
</office:document-meta>
</file>